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04H45M04.633S" calcext:value-type="time">
            <text:p>104:45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table:number-columns-repeated="2"/>
          <table:table-cell table:formula="of:=IF([.G28]-[.F28] &gt; 0; [.G28]-[.F28]; 0)" office:value-type="time" office:time-value="PT00H00M00S" calcext:value-type="time">
            <text:p>00:00</text:p>
          </table:table-cell>
          <table:table-cell table:formula="of:=[.D28]+[.H28]" office:value-type="time" office:time-value="PT04H52M42.549S" calcext:value-type="time">
            <text:p>04:52</text:p>
          </table:table-cell>
          <table:table-cell table:style-name="ce3"/>
          <table:table-cell office:value-type="string" calcext:value-type="string">
            <text:p>AIState improvements, “bats” and simple flight movement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]-[.B29] &gt; 0; [.C29]-[.B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]-[.F29] &gt; 0; [.G29]-[.F29]; 0)" office:value-type="time" office:time-value="PT00H00M00S" calcext:value-type="time">
            <text:p>00:00</text:p>
          </table:table-cell>
          <table:table-cell table:style-name="ce18" table:formula="of:=[.D29]+[.H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21H08M48.859S" calcext:value-type="time">
            <text:p>21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]-[.B32] &gt; 0; [.C32]-[.B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]-[.F32] &gt; 0; [.G32]-[.F32]; 0)" office:value-type="time" office:time-value="PT00H00M00S" calcext:value-type="time">
            <text:p>00:00</text:p>
          </table:table-cell>
          <table:table-cell table:formula="of:=[.D32]+[.H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]-[.B33] &gt; 0; [.C33]-[.B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]-[.B34] &gt; 0; [.C34]-[.B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]-[.F34] &gt; 0; [.G34]-[.F34]; 0)" office:value-type="time" office:time-value="PT00H00M00S" calcext:value-type="time">
            <text:p>00:00</text:p>
          </table:table-cell>
          <table:table-cell table:formula="of:=[.D34]+[.H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]-[.B35] &gt; 0; [.C35]-[.B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]-[.F35] &gt; 0; [.G35]-[.F35]; 0)" office:value-type="time" office:time-value="PT00H00M00S" calcext:value-type="time">
            <text:p>00:00</text:p>
          </table:table-cell>
          <table:table-cell table:style-name="ce18" table:formula="of:=[.D35]+[.H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]-[.B37] &gt; 0; [.C37]-[.B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]-[.F37] &gt; 0; [.G37]-[.F37]; 0)" office:value-type="time" office:time-value="PT00H00M00S" calcext:value-type="time">
            <text:p>00:00</text:p>
          </table:table-cell>
          <table:table-cell table:formula="of:=[.D37]+[.H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]-[.B38] &gt; 0; [.C38]-[.B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]-[.F38] &gt; 0; [.G38]-[.F38]; 0)" office:value-type="time" office:time-value="PT00H00M00S" calcext:value-type="time">
            <text:p>00:00</text:p>
          </table:table-cell>
          <table:table-cell table:formula="of:=[.D38]+[.H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]-[.B39] &gt; 0; [.C39]-[.B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]-[.F39] &gt; 0; [.G39]-[.F39]; 0)" office:value-type="time" office:time-value="PT00H00M00S" calcext:value-type="time">
            <text:p>00:00</text:p>
          </table:table-cell>
          <table:table-cell table:formula="of:=[.D39]+[.H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 style:data-style-name="N2" text:time-value="08:08:17.5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13T12:31:36.881000000</dc:date>
    <dc:creator>Benjamin Laws</dc:creator>
    <meta:editing-duration>P2DT18H6M42S</meta:editing-duration>
    <meta:editing-cycles>81</meta:editing-cycles>
    <meta:generator>LibreOffice/7.1.8.1$Windows_X86_64 LibreOffice_project/e1f30c802c3269a1d052614453f260e49458c82c</meta:generator>
    <meta:document-statistic meta:table-count="2" meta:cell-count="309" meta:object-count="0"/>
  </office:meta>
</office:document-meta>
</file>